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401cm" fo:min-width="3.437cm"/>
      <style:paragraph-properties style:writing-mode="lr-tb"/>
    </style:style>
    <style:style style:name="gr2" style:family="graphic" style:parent-style-name="standard">
      <style:graphic-properties draw:stroke="dash" draw:stroke-dash="Double_20_Dash_20_Dot" svg:stroke-color="#000000" draw:fill-color="#ff0000" draw:textarea-horizontal-align="justify" draw:textarea-vertical-align="middle" draw:auto-grow-height="false" fo:min-height="0.648cm" fo:min-width="1.387cm"/>
      <style:paragraph-properties style:writing-mode="lr-tb"/>
    </style:style>
    <style:style style:name="gr3" style:family="graphic" style:parent-style-name="standard" style:list-style-name="L1">
      <style:graphic-properties draw:fill-color="#ffff00" draw:textarea-horizontal-align="justify" draw:textarea-vertical-align="middle" draw:auto-grow-height="false" fo:min-height="1.188cm" fo:min-width="2.465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919cm" fo:min-width="2.016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919cm" fo:min-width="1.656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48cm" fo:min-width="1.387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008cm" fo:min-width="1.74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28cm" fo:min-width="1.656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097cm" fo:min-width="1.925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008cm" fo:min-width="1.836cm"/>
      <style:paragraph-properties style:writing-mode="lr-tb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918cm" fo:min-width="1.656cm"/>
      <style:paragraph-properties style:writing-mode="lr-tb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.919cm" fo:min-width="2.194cm"/>
      <style:paragraph-properties style:writing-mode="lr-tb"/>
    </style:style>
    <style:style style:name="gr13" style:family="graphic" style:parent-style-name="standard">
      <style:graphic-properties draw:fill-color="#2a6099" draw:textarea-horizontal-align="justify" draw:textarea-vertical-align="middle" draw:auto-grow-height="false" fo:min-height="1.02cm" fo:min-width="0.834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957cm" fo:min-width="0.834cm"/>
      <style:paragraph-properties style:writing-mode="lr-tb"/>
    </style:style>
    <style:style style:name="gr15" style:family="graphic" style:parent-style-name="standard">
      <style:graphic-properties draw:fill-color="#2a6099" draw:textarea-horizontal-align="justify" draw:textarea-vertical-align="middle" draw:auto-grow-height="false" fo:min-height="1.084cm" fo:min-width="0.961cm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0.766cm" fo:min-width="0.707cm"/>
      <style:paragraph-properties style:writing-mode="lr-tb"/>
    </style:style>
    <style:style style:name="gr17" style:family="graphic" style:parent-style-name="standard">
      <style:graphic-properties draw:fill-color="#2a6099" draw:textarea-horizontal-align="justify" draw:textarea-vertical-align="middle" draw:auto-grow-height="false" fo:min-height="1.02cm" fo:min-width="0.77cm"/>
      <style:paragraph-properties style:writing-mode="lr-tb"/>
    </style:style>
    <style:style style:name="gr18" style:family="graphic" style:parent-style-name="objectwithoutfill">
      <style:graphic-properties svg:stroke-color="#000000" draw:fill="solid" draw:textarea-vertical-align="middle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828cm" fo:min-width="1.745cm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828cm" fo:min-width="1.745cm"/>
      <style:paragraph-properties style:writing-mode="lr-tb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0.83cm" fo:min-width="0.89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a933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loext:graphic-properties draw:fill-color="#ff0000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ffff00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-color="#ff0000"/>
      <style:paragraph-properties fo:text-align="center" style:writing-mode="lr-tb"/>
      <style:text-properties fo:font-size="15pt" style:font-size-asian="15pt" style:font-size-complex="15pt"/>
    </style:style>
    <style:style style:name="P12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-color="#2a6099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solid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1.651cm" svg:x="6.08cm" svg:y="2.778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937cm" svg:height="1.651cm" svg:x="1.381cm" svg:y="7.985cm">
          <text:p text:style-name="P1">Akademik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937cm" svg:height="1.651cm" svg:x="17.129cm" svg:y="3.54cm">
          <text:p text:style-name="P1">Respon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937cm" svg:height="1.651cm" svg:x="7.731cm" svg:y="15.732cm">
          <text:p text:style-name="P1">Dosen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.937cm" svg:height="1.651cm" svg:x="1.508cm" svg:y="12.303cm">
          <text:p text:style-name="P1">Mata</text:p>
          <text:p text:style-name="P1"><text:s/>Kuliah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937cm" svg:height="1.651cm" svg:x="22.844cm" svg:y="11.16cm">
          <text:p text:style-name="P1">Mahasiswa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667cm" svg:height="1.27cm" svg:x="2.016cm" svg:y="1.254cm">
          <text:p text:style-name="P3"><text:span text:style-name="T1">id_ad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5" draw:id="id5" draw:layer="layout" svg:width="4.191cm" svg:height="2.032cm" svg:x="20.812cm" svg:y="16.494cm">
          <text:p text:style-name="P5"><text:span text:style-name="T1">nama_mahasisw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3.556cm" svg:height="1.651cm" svg:x="1.381cm" svg:y="4.683cm">
          <text:p text:style-name="P7"><text:span text:style-name="T2">id_akadem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5" draw:id="id15" draw:layer="layout" svg:width="3.048cm" svg:height="1.651cm" svg:x="25.384cm" svg:y="2.016cm">
          <text:p text:style-name="P8"><text:span text:style-name="T3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1" draw:id="id11" draw:layer="layout" svg:width="2.667cm" svg:height="1.27cm" svg:x="13.065cm" svg:y="1.127cm">
          <text:p text:style-name="P10"><text:span text:style-name="T2">id_resp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4" draw:id="id14" draw:layer="layout" svg:width="3.175cm" svg:height="1.778cm" svg:x="19.796cm" svg:y="1.127cm">
          <text:p text:style-name="P3"><text:span text:style-name="T1">Notfound</text:span></text:p>
          <text:p text:style-name="P3"><text:span text:style-name="T1">_mes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3" draw:id="id13" draw:layer="layout" svg:width="3.048cm" svg:height="1.524cm" svg:x="16.24cm" svg:y="1.127cm">
          <text:p text:style-name="P3"><text:span text:style-name="T1">Error</text:span></text:p>
          <text:p text:style-name="P3"><text:span text:style-name="T1">_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8" draw:id="id18" draw:layer="layout" svg:width="3.429cm" svg:height="1.905cm" svg:x="25.257cm" svg:y="13.573cm">
          <text:p text:style-name="P5"><text:span text:style-name="T1">kel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7" draw:id="id7" draw:layer="layout" svg:width="3.302cm" svg:height="1.778cm" svg:x="13.319cm" svg:y="18.653cm">
          <text:p text:style-name="P5"><text:span text:style-name="T1">nama_dos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9" draw:id="id9" draw:layer="layout" svg:width="2.667cm" svg:height="1.27cm" svg:x="5.953cm" svg:y="18.73cm">
          <text:p text:style-name="P5"><text:span text:style-name="T2">id_dos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16" draw:id="id16" draw:layer="layout" svg:width="3.048cm" svg:height="1.652cm" svg:x="0.873cm" svg:y="16.366cm">
          <text:p text:style-name="P10"><text:span text:style-name="T2">id_mata</text:span></text:p>
          <text:p text:style-name="P10"><text:span text:style-name="T2">_kuliah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0" draw:id="id10" draw:layer="layout" svg:width="3.81cm" svg:height="1.651cm" svg:x="23.987cm" svg:y="18.145cm">
          <text:p text:style-name="P5"><text:span text:style-name="T2">id_mahasisw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4" draw:id="id24" draw:layer="layout" svg:width="2.667cm" svg:height="2.54cm" svg:x="11.922cm" svg:y="3.159cm">
          <text:p text:style-name="P3"><text:span text:style-name="T1">Meng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4" xml:id="id26" draw:id="id26" draw:layer="layout" svg:width="2.667cm" svg:height="2.413cm" svg:x="13.319cm" svg:y="10.779cm">
          <text:p text:style-name="P3"><text:span text:style-name="T1">Meng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25" draw:id="id25" draw:layer="layout" svg:width="2.921cm" svg:height="2.667cm" svg:x="4.507cm" svg:y="14.954cm">
          <text:p text:style-name="P3"><text:span text:style-name="T1">Diak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5" xml:id="id28" draw:id="id28" draw:layer="layout" svg:width="2.413cm" svg:height="2.032cm" svg:x="8.493cm" svg:y="10.525cm">
          <text:p text:style-name="P8"><text:span text:style-name="T3">Diak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5" xml:id="id27" draw:id="id27" draw:layer="layout" svg:width="2.54cm" svg:height="2.54cm" svg:x="18.018cm" svg:y="10.906cm">
          <text:p text:style-name="P8"><text:span text:style-name="T3">Di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6" draw:layer="layout" draw:type="line" svg:x1="4.683cm" svg:y1="1.889cm" svg:x2="8.048cm" svg:y2="2.778cm" draw:start-shape="id1" draw:start-glue-point="10" draw:end-shape="id2" draw:end-glue-point="0" svg:d="M4683 1889l3365 889" svg:viewBox="0 0 3366 890">
          <text:p/>
        </draw:connector>
        <draw:connector draw:style-name="gr18" draw:text-style-name="P16" draw:layer="layout" draw:type="line" svg:x1="3.159cm" svg:y1="6.334cm" svg:x2="3.349cm" svg:y2="7.985cm" draw:start-shape="id3" draw:start-glue-point="8" draw:end-shape="id4" draw:end-glue-point="0" svg:d="M3159 6334l190 1651" svg:viewBox="0 0 191 1652">
          <text:p/>
        </draw:connector>
        <draw:connector draw:style-name="gr18" draw:text-style-name="P16" draw:layer="layout" draw:type="line" svg:x1="22.908cm" svg:y1="16.494cm" svg:x2="24.812cm" svg:y2="12.811cm" draw:start-shape="id5" draw:start-glue-point="4" draw:end-shape="id6" draw:end-glue-point="2" svg:d="M22908 16494l1904-3683" svg:viewBox="0 0 1905 3684">
          <text:p/>
        </draw:connector>
        <draw:connector draw:style-name="gr18" draw:text-style-name="P16" draw:layer="layout" draw:type="line" svg:x1="14.97cm" svg:y1="18.653cm" svg:x2="9.699cm" svg:y2="17.383cm" draw:start-shape="id7" draw:start-glue-point="4" draw:end-shape="id8" draw:end-glue-point="2" svg:d="M14970 18653l-5271-1270" svg:viewBox="0 0 5272 1271">
          <text:p/>
        </draw:connector>
        <draw:connector draw:style-name="gr18" draw:text-style-name="P16" draw:layer="layout" draw:type="line" svg:x1="7.287cm" svg:y1="18.73cm" svg:x2="9.699cm" svg:y2="17.383cm" draw:start-shape="id9" draw:start-glue-point="4" draw:end-shape="id8" draw:end-glue-point="2" svg:d="M7287 18730l2412-1347" svg:viewBox="0 0 2413 1348">
          <text:p/>
        </draw:connector>
        <draw:connector draw:style-name="gr18" draw:text-style-name="P16" draw:layer="layout" draw:type="line" svg:x1="25.892cm" svg:y1="18.145cm" svg:x2="24.812cm" svg:y2="12.811cm" draw:start-shape="id10" draw:start-glue-point="4" draw:end-shape="id6" draw:end-glue-point="2" svg:d="M25892 18145l-1080-5334" svg:viewBox="0 0 1081 5335">
          <text:p/>
        </draw:connector>
        <draw:connector draw:style-name="gr18" draw:text-style-name="P16" draw:layer="layout" draw:type="line" svg:x1="14.399cm" svg:y1="2.397cm" svg:x2="19.097cm" svg:y2="3.54cm" draw:start-shape="id11" draw:start-glue-point="8" draw:end-shape="id12" draw:end-glue-point="0" svg:d="M14399 2397l4698 1143" svg:viewBox="0 0 4699 1144">
          <text:p/>
        </draw:connector>
        <draw:connector draw:style-name="gr18" draw:text-style-name="P16" draw:layer="layout" draw:type="line" svg:x1="17.764cm" svg:y1="2.651cm" svg:x2="19.097cm" svg:y2="3.54cm" draw:start-shape="id13" draw:start-glue-point="8" draw:end-shape="id12" draw:end-glue-point="0" svg:d="M17764 2651l1333 889" svg:viewBox="0 0 1334 890">
          <text:p/>
        </draw:connector>
        <draw:connector draw:style-name="gr18" draw:text-style-name="P16" draw:layer="layout" draw:type="line" svg:x1="21.384cm" svg:y1="2.905cm" svg:x2="19.097cm" svg:y2="3.54cm" draw:start-shape="id14" draw:start-glue-point="8" draw:end-shape="id12" draw:end-glue-point="0" svg:d="M21384 2905l-2287 635" svg:viewBox="0 0 2288 636">
          <text:p/>
        </draw:connector>
        <draw:connector draw:style-name="gr18" draw:text-style-name="P16" draw:layer="layout" draw:type="line" svg:x1="25.384cm" svg:y1="2.842cm" svg:x2="19.097cm" svg:y2="3.54cm" draw:start-shape="id15" draw:start-glue-point="6" draw:end-shape="id12" draw:end-glue-point="0" svg:d="M25384 2842l-6287 698" svg:viewBox="0 0 6288 699">
          <text:p/>
        </draw:connector>
        <draw:connector draw:style-name="gr18" draw:text-style-name="P16" draw:layer="layout" draw:type="line" svg:x1="2.397cm" svg:y1="16.366cm" svg:x2="3.476cm" svg:y2="13.954cm" draw:start-shape="id16" draw:start-glue-point="4" draw:end-shape="id17" draw:end-glue-point="2" svg:d="M2397 16366l1079-2412" svg:viewBox="0 0 1080 2413">
          <text:p/>
        </draw:connector>
        <draw:connector draw:style-name="gr19" draw:text-style-name="P16" draw:layer="layout" draw:type="line" svg:x1="26.972cm" svg:y1="13.573cm" svg:x2="24.812cm" svg:y2="12.811cm" draw:start-shape="id18" draw:start-glue-point="4" draw:end-shape="id6" draw:end-glue-point="2" svg:d="M26972 13573l-2160-762" svg:viewBox="0 0 2161 763">
          <text:p/>
        </draw:connector>
        <draw:custom-shape draw:style-name="gr1" draw:text-style-name="P2" xml:id="id20" draw:id="id20" draw:layer="layout" svg:width="3.937cm" svg:height="1.651cm" svg:x="16.24cm" svg:y="16.113cm">
          <text:p text:style-name="P1">Nomor</text:p>
          <text:p text:style-name="P1"><text:s/>Telep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3.937cm" svg:height="1.651cm" svg:x="21.574cm" svg:y="7.35cm">
          <text:p text:style-name="P1">Prodi</text:p>
          <draw:enhanced-geometry svg:viewBox="0 0 21600 21600" draw:type="rectangle" draw:enhanced-path="M 0 0 L 21600 0 21600 21600 0 21600 0 0 Z N"/>
        </draw:custom-shape>
        <draw:custom-shape draw:style-name="gr20" draw:text-style-name="P4" xml:id="id21" draw:id="id21" draw:layer="layout" svg:width="3.175cm" svg:height="1.524cm" svg:x="25.257cm" svg:y="9.382cm">
          <text:p text:style-name="P3"><text:span text:style-name="T1">id_pro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9" draw:id="id19" draw:layer="layout" svg:width="3.175cm" svg:height="1.524cm" svg:x="18.907cm" svg:y="18.476cm">
          <text:p text:style-name="P3"><text:span text:style-name="T1">id_nomor</text:span></text:p>
          <text:p text:style-name="P3"><text:span text:style-name="T1">_telep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6" draw:layer="layout" draw:type="line" svg:x1="20.495cm" svg:y1="18.476cm" svg:x2="18.208cm" svg:y2="17.764cm" draw:start-shape="id19" draw:start-glue-point="4" draw:end-shape="id20" draw:end-glue-point="2" svg:d="M20495 18476l-2287-712" svg:viewBox="0 0 2288 713">
          <text:p/>
        </draw:connector>
        <draw:connector draw:style-name="gr19" draw:text-style-name="P16" draw:layer="layout" draw:type="line" svg:x1="26.845cm" svg:y1="9.382cm" svg:x2="25.511cm" svg:y2="8.175cm" draw:start-shape="id21" draw:start-glue-point="4" draw:end-shape="id22" svg:d="M26845 9382l-1334-1207" svg:viewBox="0 0 1335 1208">
          <text:p/>
        </draw:connector>
        <draw:custom-shape draw:style-name="gr21" draw:text-style-name="P12" xml:id="id23" draw:id="id23" draw:layer="layout" svg:width="3.175cm" svg:height="1.524cm" svg:x="24.749cm" svg:y="4.683cm">
          <text:p text:style-name="P3"><text:span text:style-name="T1">Waiting</text:span></text:p>
          <text:p text:style-name="P3"><text:span text:style-name="T1">_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6" draw:layer="layout" draw:type="line" svg:x1="24.749cm" svg:y1="5.445cm" svg:x2="21.066cm" svg:y2="4.365cm" draw:start-shape="id23" draw:start-glue-point="6" draw:end-shape="id12" draw:end-glue-point="1" svg:d="M24749 5445l-3683-1080" svg:viewBox="0 0 3684 1081">
          <text:p/>
        </draw:connector>
        <draw:connector draw:style-name="gr19" draw:text-style-name="P16" draw:layer="layout" draw:type="line" svg:x1="10.017cm" svg:y1="3.603cm" svg:x2="11.922cm" svg:y2="4.429cm" draw:start-shape="id2" draw:start-glue-point="1" draw:end-shape="id24" draw:end-glue-point="3" svg:d="M10017 3603l1905 826" svg:viewBox="0 0 1906 827">
          <text:p/>
        </draw:connector>
        <draw:connector draw:style-name="gr19" draw:text-style-name="P16" draw:layer="layout" draw:type="line" svg:x1="14.589cm" svg:y1="4.429cm" svg:x2="17.129cm" svg:y2="4.365cm" draw:start-shape="id24" draw:start-glue-point="7" draw:end-shape="id12" svg:d="M14589 4429l2540-64" svg:viewBox="0 0 2541 65">
          <text:p/>
        </draw:connector>
        <draw:connector draw:style-name="gr19" draw:text-style-name="P16" draw:layer="layout" draw:type="line" svg:x1="3.476cm" svg:y1="13.954cm" svg:x2="4.507cm" svg:y2="16.288cm" draw:start-shape="id17" draw:start-glue-point="2" draw:end-shape="id25" draw:end-glue-point="5" svg:d="M3476 13954l1031 2334" svg:viewBox="0 0 1032 2335">
          <text:p/>
        </draw:connector>
        <draw:connector draw:style-name="gr19" draw:text-style-name="P16" draw:layer="layout" draw:type="line" svg:x1="7.428cm" svg:y1="16.288cm" svg:x2="7.731cm" svg:y2="16.557cm" draw:start-shape="id25" draw:start-glue-point="7" draw:end-shape="id8" draw:end-glue-point="3" svg:d="M7428 16288l303 269" svg:viewBox="0 0 304 270">
          <text:p/>
        </draw:connector>
        <draw:connector draw:style-name="gr19" draw:text-style-name="P16" draw:layer="layout" draw:type="line" svg:x1="21.574cm" svg:y1="8.175cm" svg:x2="15.986cm" svg:y2="11.986cm" draw:start-shape="id22" draw:start-glue-point="3" draw:end-shape="id26" draw:end-glue-point="7" svg:d="M21574 8175l-5588 3811" svg:viewBox="0 0 5589 3812">
          <text:p/>
        </draw:connector>
        <draw:connector draw:style-name="gr19" draw:text-style-name="P16" draw:layer="layout" draw:type="line" svg:x1="13.319cm" svg:y1="11.986cm" svg:x2="9.699cm" svg:y2="15.732cm" draw:start-shape="id26" draw:start-glue-point="5" draw:end-shape="id8" draw:end-glue-point="0" svg:d="M13319 11986l-3620 3746" svg:viewBox="0 0 3621 3747">
          <text:p/>
        </draw:connector>
        <draw:connector draw:style-name="gr19" draw:text-style-name="P16" draw:layer="layout" draw:type="line" svg:x1="18.208cm" svg:y1="16.113cm" svg:x2="19.288cm" svg:y2="13.446cm" draw:start-shape="id20" draw:start-glue-point="0" draw:end-shape="id27" draw:end-glue-point="6" svg:d="M18208 16113l1080-2667" svg:viewBox="0 0 1081 2668">
          <text:p/>
        </draw:connector>
        <draw:connector draw:style-name="gr19" draw:text-style-name="P16" draw:layer="layout" draw:type="line" svg:x1="19.288cm" svg:y1="10.906cm" svg:x2="21.574cm" svg:y2="8.175cm" draw:start-shape="id27" draw:start-glue-point="4" draw:end-shape="id22" draw:end-glue-point="3" svg:d="M19288 10906l2286-2731" svg:viewBox="0 0 2287 2732">
          <text:p/>
        </draw:connector>
        <draw:custom-shape draw:style-name="gr22" draw:text-style-name="P15" xml:id="id30" draw:id="id30" draw:layer="layout" svg:width="2.794cm" svg:height="2.159cm" svg:x="14.97cm" svg:y="13.319cm">
          <text:p text:style-name="P8"><text:span text:style-name="T3">Mengaj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5" xml:id="id31" draw:id="id31" draw:layer="layout" svg:width="2.413cm" svg:height="2.032cm" svg:x="5.699cm" svg:y="11.287cm">
          <text:p text:style-name="P8"><text:span text:style-name="T3">Di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5" xml:id="id29" draw:id="id29" draw:layer="layout" svg:width="2.413cm" svg:height="2.032cm" svg:x="17.383cm" svg:y="6.588cm">
          <text:p text:style-name="P8"><text:span text:style-name="T3">Masu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5" xml:id="id34" draw:id="id34" draw:layer="layout" svg:width="2.413cm" svg:height="2.032cm" svg:x="12.049cm" svg:y="9.001cm">
          <text:p text:style-name="P8"><text:span text:style-name="T3">Meng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6" draw:layer="layout" draw:type="line" svg:x1="19.097cm" svg:y1="5.191cm" svg:x2="9.7cm" svg:y2="10.525cm" draw:start-shape="id12" draw:start-glue-point="2" draw:end-shape="id28" draw:end-glue-point="4" svg:d="M19097 5191l-9397 5334" svg:viewBox="0 0 9398 5335">
          <text:p/>
        </draw:connector>
        <draw:connector draw:style-name="gr19" draw:text-style-name="P16" draw:layer="layout" draw:type="line" svg:x1="9.7cm" svg:y1="12.557cm" svg:x2="9.699cm" svg:y2="15.732cm" draw:start-shape="id28" draw:start-glue-point="6" draw:end-shape="id8" draw:end-glue-point="0" svg:d="M9700 12557l-1 3175" svg:viewBox="0 0 2 3176">
          <text:p/>
        </draw:connector>
        <draw:connector draw:style-name="gr19" draw:text-style-name="P16" draw:layer="layout" draw:type="line" svg:x1="19.097cm" svg:y1="5.191cm" svg:x2="18.59cm" svg:y2="6.588cm" draw:start-shape="id12" draw:start-glue-point="2" draw:end-shape="id29" draw:end-glue-point="4" svg:d="M19097 5191l-507 1397" svg:viewBox="0 0 508 1398">
          <text:p/>
        </draw:connector>
        <draw:connector draw:style-name="gr19" draw:text-style-name="P16" draw:layer="layout" draw:type="line" svg:x1="18.59cm" svg:y1="8.62cm" svg:x2="22.844cm" svg:y2="11.985cm" draw:start-shape="id29" draw:start-glue-point="6" draw:end-shape="id6" draw:end-glue-point="3" svg:d="M18590 8620l4254 3365" svg:viewBox="0 0 4255 3366">
          <text:p/>
        </draw:connector>
        <draw:connector draw:style-name="gr19" draw:text-style-name="P16" draw:layer="layout" draw:type="line" svg:x1="22.844cm" svg:y1="11.985cm" svg:x2="17.764cm" svg:y2="14.399cm" draw:start-shape="id6" draw:start-glue-point="3" draw:end-shape="id30" draw:end-glue-point="7" svg:d="M22844 11985l-5080 2414" svg:viewBox="0 0 5081 2415">
          <text:p/>
        </draw:connector>
        <draw:connector draw:style-name="gr19" draw:text-style-name="P16" draw:layer="layout" draw:type="line" svg:x1="14.97cm" svg:y1="14.399cm" svg:x2="9.699cm" svg:y2="15.732cm" draw:start-shape="id30" draw:start-glue-point="5" draw:end-shape="id8" draw:end-glue-point="0" svg:d="M14970 14399l-5271 1333" svg:viewBox="0 0 5272 1334">
          <text:p/>
        </draw:connector>
        <draw:connector draw:style-name="gr19" draw:text-style-name="P16" draw:layer="layout" draw:type="line" svg:x1="6.906cm" svg:y1="11.287cm" svg:x2="3.349cm" svg:y2="9.636cm" draw:start-shape="id31" draw:start-glue-point="4" draw:end-shape="id4" draw:end-glue-point="2" svg:d="M6906 11287l-3557-1651" svg:viewBox="0 0 3558 1652">
          <text:p/>
        </draw:connector>
        <draw:connector draw:style-name="gr19" draw:text-style-name="P16" draw:layer="layout" draw:type="line" svg:x1="6.906cm" svg:y1="13.319cm" svg:x2="9.699cm" svg:y2="15.732cm" draw:start-shape="id31" draw:start-glue-point="6" draw:end-shape="id8" draw:end-glue-point="0" svg:d="M6906 13319l2793 2413" svg:viewBox="0 0 2794 2414">
          <text:p/>
        </draw:connector>
        <draw:custom-shape draw:style-name="gr16" draw:text-style-name="P15" xml:id="id32" draw:id="id32" draw:layer="layout" svg:width="2.413cm" svg:height="2.032cm" svg:x="7.985cm" svg:y="6.08cm">
          <text:p text:style-name="P8"><text:span text:style-name="T3">Meng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6" draw:layer="layout" draw:type="line" svg:x1="5.318cm" svg:y1="8.81cm" svg:x2="7.985cm" svg:y2="7.096cm" draw:start-shape="id4" draw:start-glue-point="1" draw:end-shape="id32" draw:end-glue-point="5" svg:d="M5318 8810l2667-1714" svg:viewBox="0 0 2668 1715">
          <text:p/>
        </draw:connector>
        <draw:connector draw:style-name="gr19" draw:text-style-name="P16" draw:layer="layout" draw:type="line" svg:x1="10.398cm" svg:y1="7.096cm" svg:x2="19.097cm" svg:y2="5.191cm" draw:start-shape="id32" draw:start-glue-point="7" draw:end-shape="id12" draw:end-glue-point="2" svg:d="M10398 7096l8699-1905" svg:viewBox="0 0 8700 1906">
          <text:p/>
        </draw:connector>
        <draw:custom-shape draw:style-name="gr16" draw:text-style-name="P15" xml:id="id33" draw:id="id33" draw:layer="layout" svg:width="2.413cm" svg:height="2.032cm" svg:x="20.177cm" svg:y="13.319cm">
          <text:p text:style-name="P8"><text:span text:style-name="T3">Di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6" draw:layer="layout" draw:type="line" svg:x1="22.844cm" svg:y1="11.985cm" svg:x2="21.384cm" svg:y2="13.319cm" draw:start-shape="id6" draw:start-glue-point="3" draw:end-shape="id33" draw:end-glue-point="4" svg:d="M22844 11985l-1460 1334" svg:viewBox="0 0 1461 1335">
          <text:p/>
        </draw:connector>
        <draw:connector draw:style-name="gr19" draw:text-style-name="P16" draw:layer="layout" draw:type="line" svg:x1="21.384cm" svg:y1="15.351cm" svg:x2="18.208cm" svg:y2="16.113cm" draw:start-shape="id33" draw:start-glue-point="6" draw:end-shape="id20" draw:end-glue-point="0" svg:d="M21384 15351l-3176 762" svg:viewBox="0 0 3177 763">
          <text:p/>
        </draw:connector>
        <draw:connector draw:style-name="gr19" draw:text-style-name="P16" draw:layer="layout" draw:type="line" svg:x1="5.318cm" svg:y1="8.81cm" svg:x2="12.049cm" svg:y2="10.017cm" draw:start-shape="id4" draw:start-glue-point="1" draw:end-shape="id34" draw:end-glue-point="5" svg:d="M5318 8810l6731 1207" svg:viewBox="0 0 6732 1208">
          <text:p/>
        </draw:connector>
        <draw:connector draw:style-name="gr19" draw:text-style-name="P16" draw:layer="layout" draw:type="line" svg:x1="14.462cm" svg:y1="10.017cm" svg:x2="22.844cm" svg:y2="11.985cm" draw:start-shape="id34" draw:start-glue-point="7" draw:end-shape="id6" svg:d="M14462 10017l8382 1968" svg:viewBox="0 0 8383 196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9:15:05.044000000</meta:creation-date>
    <meta:editing-duration>PT57M51S</meta:editing-duration>
    <meta:editing-cycles>10</meta:editing-cycles>
    <meta:generator>LibreOffice/6.4.2.2$Windows_X86_64 LibreOffice_project/4e471d8c02c9c90f512f7f9ead8875b57fcb1ec3</meta:generator>
    <dc:date>2020-05-14T10:51:58.675000000</dc:date>
    <meta:document-statistic meta:object-count="71"/>
  </office:meta>
</office:document-meta>
</file>